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313cm" fo:margin-left="0cm" fo:margin-right="-0.012cm" table:align="margins"/>
    </style:style>
    <style:style style:name="Table2.A" style:family="table-column">
      <style:table-column-properties style:column-width="7.646cm" style:rel-column-width="28945*"/>
    </style:style>
    <style:style style:name="Table2.B" style:family="table-column">
      <style:table-column-properties style:column-width="9.666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cm" svg:y="0.3cm" fo:min-width="17.3cm" draw:z-index="0">
        <draw:text-box fo:min-height="1.21cm">
          <text:p text:style-name="P20">%#include enTetesDecision#%</text:p>
          <text:p text:style-name="P13"/>
        </draw:text-box>
      </draw:frame>
      <text:p text:style-name="P21">%=TITRE_ATTESTATION=% %=annee_attestation=%</text:p>
      <text:p text:style-name="P12">%=nss_requerant=% %=nomPrenom_requerant=%</text:p>
      <text:p text:style-name="P12"/>
      <text:p text:style-name="P12"/>
      <text:p text:style-name="P12">%=titre_tiers=%</text:p>
      <text:p text:style-name="P12"/>
      <text:p text:style-name="P12">%=PARAGRAPHE1_ATTESTATION=%</text:p>
      <text:p text:style-name="P1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8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4">%=montant_total=%</text:p>
          </table:table-cell>
        </table:table-row>
      </table:table>
      <text:p text:style-name="P12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5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2"/>
      <text:p text:style-name="P19">%=remLineWhenBlank(TITRE_API,-2)=%</text:p>
      <text:p text:style-name="ParaSplit">%=remLineWhenBlank(TEXTE_API,1)=%</text:p>
      <text:p text:style-name="P12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9"><text:tab/>%#include <text:s/>signatures/CCB/standardAvecImageCCB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26T10:39:52.94</dc:date>
    <meta:editing-cycles>98</meta:editing-cycles>
    <meta:editing-duration>PT6H58M48S</meta:editing-duration>
    <meta:document-statistic meta:table-count="4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